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office:automatic-styles>
  <office:body>
    <office:text>
      <text:h text:style-name="Heading_20_1" text:outline-level="1"><text:bookmark-start text:name="what-nmftool-does"/>What NMFTool does<text:bookmark-end text:name="what-nmftool-does"/></text:h>
      <text:p text:style-name="First_20_paragraph">The first capability for NMFTool is a converter that builds a NIEM model instance (that is, an instance of the NIEM model format) from a NIEM XML schema.</text:p>
      <text:p text:style-name="Text_20_body">The input schema is defined by a pile of conforming XML Schema documents.<text:line-break/>An XML Catalog may also be provided to map from namespace identifier to schema document.</text:p>
      <text:p text:style-name="Text_20_body">The output is an XML document that follows the NIEM model format. The metamodel is the data model for the NIEM model format.</text:p>
      <text:h text:style-name="Heading_20_1" text:outline-level="1"><text:bookmark-start text:name="goals"/>Goals<text:bookmark-end text:name="goals"/></text:h>
      <text:list text:style-name="L1">
        <text:list-item>
          <text:p text:style-name="P1">Conversion round-tripping: The NIEM model instance must contain all information needed to recreate the NIEM XML schema. (An exact character-by-character match in the schema documents or schema pile directory structure is not required.)</text:p>
        </text:list-item>
        <text:list-item>
          <text:p text:style-name="P1">Minimize NIEM-specific concepts and data structures. Omit schema components that carry no meaning. Align with RDFS+OWL where possible.</text:p>
        </text:list-item>
      </text:list>
      <text:h text:style-name="Heading_20_1" text:outline-level="1"><text:bookmark-start text:name="changes-to-the-metamodel-and-model-instance"/>Changes to the metamodel and model instance<text:bookmark-end text:name="changes-to-the-metamodel-and-model-instance"/></text:h>
      <text:h text:style-name="Heading_20_2" text:outline-level="2"><text:bookmark-start text:name="classes-have-properties"/>Classes have properties<text:bookmark-end text:name="classes-have-properties"/></text:h>
      <text:p text:style-name="First_20_paragraph">In the initial version of the metamodel, object and data properties are defined for ExtensionOf objects, not Class objects. That design might have been driven by XML Schema, in which the elements of a complex type are defined inside the element. But it’s strange for every other kind of modeling I can think of – you have an IS-A relationship between class and subclass, but the new properties belong to the subclass, not the relationship. So I changed this. The resulting metamodel is simpler and made my software easier to write.</text:p>
      <text:h text:style-name="Heading_20_2" text:outline-level="2"><text:bookmark-start text:name="attributes-from-the-structures-namespace-are-omitted"/>Attributes from the structures namespace are omitted<text:bookmark-end text:name="attributes-from-the-structures-namespace-are-omitted"/></text:h>
      <text:p text:style-name="First_20_paragraph">With the exception of @sequenceID, the attributes in the structures namespace are there for NIEM mechanics; none of them contribute any semantics to the data model. (And I want to replace @sequenceID anyway in NIEM 6.) So I leave them out of the model instance. We can put them back in when we generate XML schema documents from the model instance.</text:p>
      <text:h text:style-name="Heading_20_2" text:outline-level="2"><text:bookmark-start text:name="foosimpletype-types-are-omitted"/>FooSimpleType types are omitted<text:bookmark-end text:name="foosimpletype-types-are-omitted"/></text:h>
      <text:p text:style-name="First_20_paragraph">We have FooType and FooSimpleType in order to attach the attributes from the structures namespace, and we don’t need those in the model instance. So instead the model instance contains a Datatype object named FooType that represents the simple type definition.</text:p>
      <text:h text:style-name="Heading_20_2" text:outline-level="2"><text:bookmark-start text:name="foocodesimpletype-types-are-retained"/>FooCodeSimpleType types are retained<text:bookmark-end text:name="foocodesimpletype-types-are-retained"/></text:h>
      <text:p text:style-name="First_20_paragraph">I thought about omitting these as well. But in RDF, a code list is a class, and the code values are individuals of that class. So FooCodeType is a ClassType object in the model instance, and its HasValue property is the Datatype object for FooCodeSimpleType.</text:p>
      <text:h text:style-name="Heading_20_2" text:outline-level="2"><text:bookmark-start text:name="augmentations-are-preserved"/>Augmentations are preserved<text:bookmark-end text:name="augmentations-are-preserved"/></text:h>
      <text:p text:style-name="First_20_paragraph">I thought about omitting augmentation points and augmentation types, because these don’t convey data semantics. But if they aren’t in the model instance, then we can’t recreate the XML schema documents. Also, augmentations do convey <text:span text:style-name="T1">some</text:span> meaning; specifically, an augmentation in namespace Foo tells us that the Foo community thinks this property is important.</text:p>
      <text:h text:style-name="Heading_20_2" text:outline-level="2"><text:bookmark-start text:name="no-separate-classes-for-object-and-data-properties"/>No separate classes for object and data properties<text:bookmark-end text:name="no-separate-classes-for-object-and-data-properties"/></text:h>
      <text:p text:style-name="First_20_paragraph">I’m puzzled by the DataProperty class in the version 1 metamodel. There aren’t any DataProperty elements in Webb’s insurance claim example. If I’m understanding correctly, the only DataProperties in a model instance would be for the schema primitives – xs:string and so forth. That isn’t very useful.</text:p>
      <text:p text:style-name="Text_20_body">In RDF land, an object property has a URI or blank node for a value; a data property has a scalar value, like this:</text:p>
      <text:p text:style-name="P2">_:b1 ns:ObjProp <text:s text:c="1"/>_:b2 .</text:p>
      <text:p text:style-name="P3">_:b2 ns:DataProp "Hello" .</text:p>
      <text:p text:style-name="First_20_paragraph">I was able to collapse DataProperty and ObjectProperty into one, a Property class and a HasProperty class. A data property is then a Property that either has a Datatype, or has a ClassType with a HasValue and no HasProperty elements. An object property has a ClassType with HasProperty elements. This corresponds to the usage in RDF land.</text:p>
      <text:h text:style-name="Heading_20_2" text:outline-level="2"><text:bookmark-start text:name="hasproperty-elements-have-a-single-property-element"/>HasProperty elements have a single Property element<text:bookmark-end text:name="hasproperty-elements-have-a-single-property-element"/></text:h>
      <text:p text:style-name="First_20_paragraph">In the initial version a HasObjectProperty element can have multiple ObjectProperty children. Likewise for HasDataProperty. This supports constructs like</text:p>
      <text:p text:style-name="P4">&lt;xs:sequence minOccurs="2"&gt;</text:p>
      <text:p text:style-name="P5"><text:s text:c="2"/>&lt;xs:element ref="foo"/&gt;</text:p>
      <text:p text:style-name="P6"><text:s text:c="2"/>&lt;xs:element ref="bar"/&gt;</text:p>
      <text:p text:style-name="P7"><text:s text:c="2"/></text:p>
      <text:p text:style-name="First_20_paragraph">But you can’t do that in NIEM, so I simplified it away.</text:p>
      <text:h text:style-name="Heading_20_2" text:outline-level="2"><text:bookmark-start text:name="datatype-has-a-listof-property"/>Datatype has a ListOf property<text:bookmark-end text:name="datatype-has-a-listof-property"/></text:h>
      <text:p text:style-name="First_20_paragraph">It has to go somewhere…</text:p>
      <text:h text:style-name="Heading_20_2" text:outline-level="2"><text:bookmark-start text:name="other-changes"/>Other changes<text:bookmark-end text:name="other-changes"/></text:h>
      <text:list text:style-name="L2">
        <text:list-item>
          <text:p text:style-name="P8">Updated to NIEM 5.0</text:p>
        </text:list-item>
        <text:list-item>
          <text:p text:style-name="P8">Don’t need ContentStyleCode</text:p>
        </text:list-item>
        <text:list-item>
          <text:p text:style-name="P8">Don’t need ExtensionOfType</text:p>
        </text:list-item>
        <text:list-item>
          <text:p text:style-name="P8">Don’t need HasValueType</text:p>
        </text:list-item>
        <text:list-item>
          <text:p text:style-name="P8">Don’t need SubPropertyOfType</text:p>
        </text:list-item>
        <text:list-item>
          <text:p text:style-name="P8">DefinitionText is optional in facets</text:p>
        </text:list-item>
        <text:list-item>
          <text:p text:style-name="P8">WhiteSpaceFacetCodeType became WhiteSpaceValueCodeTy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